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266a" officeooo:paragraph-rsid="000c266a"/>
    </style:style>
    <style:style style:name="P2" style:family="paragraph" style:parent-style-name="Standard">
      <style:text-properties officeooo:rsid="000c266a" officeooo:paragraph-rsid="000cb4ee"/>
    </style:style>
    <style:style style:name="T1" style:family="text">
      <style:text-properties officeooo:rsid="000cb4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</text:p>
      <text:p text:style-name="P1"/>
      <text:p text:style-name="P1">Para abrir html poner !</text:p>
      <text:p text:style-name="P1"/>
      <text:p text:style-name="P1">- Header para separar la sección del encabezado</text:p>
      <text:p text:style-name="P1">- nav para separar secciones que tengan dentro sitios de navegación</text:p>
      <text:p text:style-name="P1">- main para separar la sección principal solo puede haber una</text:p>
      <text:p text:style-name="P1">- Section para separar una sección que comience por un título (h1….h6)</text:p>
      <text:p text:style-name="P1">- Articule para separar secciones que sean entradas de blog, artículos…</text:p>
      <text:p text:style-name="P1">- footer para separar la sección de pie de página</text:p>
      <text:p text:style-name="P1">- div para separar una sección que no cuadre con ninguna de las otras características</text:p>
      <text:p text:style-name="P1"/>
      <text:p text:style-name="P1">- img para insertar imágenes</text:p>
      <text:p text:style-name="P2">-a <text:span text:style-name="T1">sirve para ponerlo antes de meter un enlace </text:span></text:p>
      <text:p text:style-name="P2"><text:span text:style-name="T1">(&lt;a&gt; href”_____.html o www.netflix.com”&gt;texto que quieras poner&lt;/a&gt;)</text:span></text:p>
      <text:p text:style-name="P1">- h1, h2,….h6 para títulos</text:p>
      <text:p text:style-name="P1">- p para insertar párrafos.</text:p>
      <text:p text:style-name="P1">-blockquote para poner un testimonio de alguien u opinión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9-15T14:43:27.572700081</meta:creation-date>
    <dc:date>2020-09-15T15:01:15.200888704</dc:date>
    <meta:editing-duration>PT6M47S</meta:editing-duration>
    <meta:editing-cycles>1</meta:editing-cycles>
    <meta:document-statistic meta:table-count="0" meta:image-count="0" meta:object-count="0" meta:page-count="1" meta:paragraph-count="15" meta:word-count="124" meta:character-count="730" meta:non-whitespace-character-count="620"/>
    <meta:generator>LibreOffice/6.3.5.2$Linux_X86_64 LibreOffice_project/30$Build-2</meta:generator>
  </office:meta>
</office:document-meta>
</file>